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35pt" svg:x="232.55pt" svg:y="182.01pt">
            <draw:object draw:notify-on-update-of-ranges="Sheet1.A2:Sheet1.A10 Sheet1.G1:Sheet1.G1 Sheet1.G2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xCo</text:p>
          </table:table-cell>
          <table:table-cell office:value-type="string" calcext:value-type="string">
            <text:p>Power flo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*PI()/60*100" office:value-type="float" office:value="10.471975511966" calcext:value-type="float">
            <text:p>10.471975511966</text:p>
          </table:table-cell>
          <table:table-cell table:formula="of:=[.$B$2]*[.$B$9]/[.A2]" office:value-type="float" office:value="5.75958653158129" calcext:value-type="float">
            <text:p>5.75958653158129</text:p>
          </table:table-cell>
          <table:table-cell table:formula="of:=[.$D$6]/[.$C$6]*[.C2]" office:value-type="float" office:value="175" calcext:value-type="float">
            <text:p>175</text:p>
          </table:table-cell>
          <table:table-cell table:formula="of:=[.C2]^3/2*[.$B$22]*[.$B$17]" office:value-type="float" office:value="2430.96562811732" calcext:value-type="float">
            <text:p>2430.96562811732</text:p>
          </table:table-cell>
          <table:table-cell office:value-type="float" office:value="231.309697474" calcext:value-type="float">
            <text:p>231.309697474</text:p>
          </table:table-cell>
          <table:table-cell table:formula="of:=[.F2]/[.E2]" office:value-type="float" office:value="0.0951513648727068" calcext:value-type="float">
            <text:p>0.09515136487270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table:formula="of:=[.$B$2]*[.$B$9]/[.A3]" office:value-type="float" office:value="2.30383461263251" calcext:value-type="float">
            <text:p>2.30383461263251</text:p>
          </table:table-cell>
          <table:table-cell table:formula="of:=[.$D$6]/[.$C$6]*[.C3]" office:value-type="float" office:value="70" calcext:value-type="float">
            <text:p>70</text:p>
          </table:table-cell>
          <table:table-cell table:formula="of:=[.C3]^3/2*[.$B$22]*[.$B$17]" office:value-type="float" office:value="155.581800199509" calcext:value-type="float">
            <text:p>155.581800199509</text:p>
          </table:table-cell>
          <table:table-cell office:value-type="float" office:value="44.7832513893" calcext:value-type="float">
            <text:p>44.7832513893</text:p>
          </table:table-cell>
          <table:table-cell table:formula="of:=[.F3]/[.E3]" office:value-type="float" office:value="0.287843766635125" calcext:value-type="float">
            <text:p>0.28784376663512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/>
          <table:table-cell table:formula="of:=[.$B$2]*[.$B$9]/[.A4]" office:value-type="float" office:value="1.53588974175501" calcext:value-type="float">
            <text:p>1.53588974175501</text:p>
          </table:table-cell>
          <table:table-cell table:formula="of:=[.$D$6]/[.$C$6]*[.C4]" office:value-type="float" office:value="46.6666666666667" calcext:value-type="float">
            <text:p>46.6666666666667</text:p>
          </table:table-cell>
          <table:table-cell table:formula="of:=[.C4]^3/2*[.$B$22]*[.$B$17]" office:value-type="float" office:value="46.0983111702248" calcext:value-type="float">
            <text:p>46.0983111702248</text:p>
          </table:table-cell>
          <table:table-cell office:value-type="float" office:value="16.7771858587" calcext:value-type="float">
            <text:p>16.7771858587</text:p>
          </table:table-cell>
          <table:table-cell table:formula="of:=[.F4]/[.E4]" office:value-type="float" office:value="0.363943611659607" calcext:value-type="float">
            <text:p>0.36394361165960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/>
          <table:table-cell table:formula="of:=[.$B$2]*[.$B$9]/[.A5]" office:value-type="float" office:value="1.3551968309603" calcext:value-type="float">
            <text:p>1.3551968309603</text:p>
          </table:table-cell>
          <table:table-cell table:formula="of:=[.$D$6]/[.$C$6]*[.C5]" office:value-type="float" office:value="41.1764705882353" calcext:value-type="float">
            <text:p>41.1764705882353</text:p>
          </table:table-cell>
          <table:table-cell table:formula="of:=[.C5]^3/2*[.$B$22]*[.$B$17]" office:value-type="float" office:value="31.6673723182391" calcext:value-type="float">
            <text:p>31.667372318239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table:formula="of:=[.$B$2]*[.$B$9]/[.A6]" office:value-type="float" office:value="1.15191730631626" calcext:value-type="float">
            <text:p>1.15191730631626</text:p>
          </table:table-cell>
          <table:table-cell office:value-type="float" office:value="35" calcext:value-type="float">
            <text:p>35</text:p>
          </table:table-cell>
          <table:table-cell table:formula="of:=[.C6]^3/2*[.$B$22]*[.$B$17]" office:value-type="float" office:value="19.4477250249386" calcext:value-type="float">
            <text:p>19.4477250249386</text:p>
          </table:table-cell>
          <table:table-cell office:value-type="float" office:value="7.93038993609" calcext:value-type="float">
            <text:p>7.93038993609</text:p>
          </table:table-cell>
          <table:table-cell table:formula="of:=[.F6]/[.E6]" office:value-type="float" office:value="0.407779826479475" calcext:value-type="float">
            <text:p>0.40777982647947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/>
          <table:table-cell table:formula="of:=[.$B$2]*[.$B$9]/[.A7]" office:value-type="float" office:value="1.0016672228837" calcext:value-type="float">
            <text:p>1.0016672228837</text:p>
          </table:table-cell>
          <table:table-cell table:formula="of:=[.$D$6]/[.$C$6]*[.C7]" office:value-type="float" office:value="30.4347826086956" calcext:value-type="float">
            <text:p>30.4347826086956</text:p>
          </table:table-cell>
          <table:table-cell table:formula="of:=[.C7]^3/2*[.$B$22]*[.$B$17]" office:value-type="float" office:value="12.7871948877709" calcext:value-type="float">
            <text:p>12.7871948877709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/>
          <table:table-cell table:formula="of:=[.$B$2]*[.$B$9]/[.A8]" office:value-type="float" office:value="0.921533845053006" calcext:value-type="float">
            <text:p>0.921533845053006</text:p>
          </table:table-cell>
          <table:table-cell table:formula="of:=[.$D$6]/[.$C$6]*[.C8]" office:value-type="float" office:value="28" calcext:value-type="float">
            <text:p>28</text:p>
          </table:table-cell>
          <table:table-cell table:formula="of:=[.C8]^3/2*[.$B$22]*[.$B$17]" office:value-type="float" office:value="9.95723521276855" calcext:value-type="float">
            <text:p>9.95723521276855</text:p>
          </table:table-cell>
          <table:table-cell office:value-type="float" office:value="3.58593868415" calcext:value-type="float">
            <text:p>3.58593868415</text:p>
          </table:table-cell>
          <table:table-cell table:formula="of:=[.F8]/[.E8]" office:value-type="float" office:value="0.360133973690971" calcext:value-type="float">
            <text:p>0.3601339736909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5/1000" office:value-type="float" office:value="0.055" calcext:value-type="float">
            <text:p>0.055</text:p>
          </table:table-cell>
          <table:table-cell table:formula="of:=[.$B$2]*[.$B$9]/[.A9]" office:value-type="float" office:value="0.767944870877505" calcext:value-type="float">
            <text:p>0.767944870877505</text:p>
          </table:table-cell>
          <table:table-cell table:formula="of:=[.$D$6]/[.$C$6]*[.C9]" office:value-type="float" office:value="23.3333333333333" calcext:value-type="float">
            <text:p>23.3333333333333</text:p>
          </table:table-cell>
          <table:table-cell table:formula="of:=[.C9]^3/2*[.$B$22]*[.$B$17]" office:value-type="float" office:value="5.7622888962781" calcext:value-type="float">
            <text:p>5.7622888962781</text:p>
          </table:table-cell>
          <table:table-cell office:value-type="float" office:value="1.50671756951" calcext:value-type="float">
            <text:p>1.50671756951</text:p>
          </table:table-cell>
          <table:table-cell table:formula="of:=[.F9]/[.E9]" office:value-type="float" office:value="0.261479005414532" calcext:value-type="float">
            <text:p>0.26147900541453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$B$2]*[.$B$9]/[.A10]" office:value-type="float" office:value="0.639954059064587" calcext:value-type="float">
            <text:p>0.639954059064587</text:p>
          </table:table-cell>
          <table:table-cell table:formula="of:=[.$D$6]/[.$C$6]*[.C10]" office:value-type="float" office:value="19.4444444444444" calcext:value-type="float">
            <text:p>19.4444444444444</text:p>
          </table:table-cell>
          <table:table-cell table:formula="of:=[.C10]^3/2*[.$B$22]*[.$B$17]" office:value-type="float" office:value="3.33465792608686" calcext:value-type="float">
            <text:p>3.33465792608686</text:p>
          </table:table-cell>
          <table:table-cell office:value-type="float" office:value="0.2842517898" calcext:value-type="float">
            <text:p>0.2842517898</text:p>
          </table:table-cell>
          <table:table-cell table:formula="of:=[.F10]/[.E10]" office:value-type="float" office:value="0.0852416637929524" calcext:value-type="float">
            <text:p>0.085241663792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B$2]*[.$B$9]/[.A11]" office:value-type="float" office:value="0.575958653158129" calcext:value-type="float">
            <text:p>0.575958653158129</text:p>
          </table:table-cell>
          <table:table-cell table:formula="of:=[.$D$6]/[.$C$6]*[.C11]" office:value-type="float" office:value="17.5" calcext:value-type="float">
            <text:p>17.5</text:p>
          </table:table-cell>
          <table:table-cell table:formula="of:=[.C11]^3/2*[.$B$22]*[.$B$17]" office:value-type="float" office:value="2.43096562811732" calcext:value-type="float">
            <text:p>2.43096562811732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formula="of:=2*[.B19]*[.B20]" office:value-type="float" office:value="0.0396" calcext:value-type="float">
            <text:p>0.0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formula="of:=[.B9]+[.B21]/2"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22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de H</text:p>
          </table:table-cell>
          <table:table-cell office:value-type="float" office:value="0.07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2<text:span text:style-name="T1">nd</text:span></text:p>
          </table:table-cell>
          <table:table-cell table:formula="of:=[.B19]^2*PI()" office:value-type="float" office:value="0.0254469004940773" calcext:value-type="float">
            <text:p>0.0254469004940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8:19:11.66320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53:56.749031373</meta:creation-date>
    <dc:date>2018-06-21T19:54:59.517067451</dc:date>
    <meta:editing-duration>PT5H56M41S</meta:editing-duration>
    <meta:editing-cycles>10</meta:editing-cycles>
    <meta:generator>LibreOffice/6.0.3.2$Linux_X86_64 LibreOffice_project/0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4cm" xlink:href=".." xlink:type="simple" chart:class="chart:scatter" chart:style-name="ch1">
        <chart:legend chart:legend-position="end" svg:x="14.231cm" svg:y="4.227cm" style:legend-expansion="high" chart:style-name="ch2"/>
        <chart:plot-area chart:style-name="ch3" table:cell-range-address="Sheet1.A2:Sheet1.A10 Sheet1.G1:Sheet1.G10" chart:data-source-has-labels="row" svg:x="0.319cm" svg:y="0.179cm" svg:width="13.593cm" svg:height="8.616cm">
          <chartooo:coordinate-region svg:x="1.231cm" svg:y="0.34cm" svg:width="12.587cm" svg:height="7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" chart:label-cell-address="Sheet1.G1:Sheet1.G1" chart:class="chart:scatter">
            <chart:domain table:cell-range-address="Sheet1.A2:Sheet1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0</svg:desc>
                </draw:g>
              </table:table-cell>
              <table:table-cell office:value-type="float" office:value="0.0951513648727068">
                <text:p>0.0951513648727068</text:p>
                <draw:g>
                  <svg:desc>Sheet1.G2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87843766635125">
                <text:p>0.287843766635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0.363943611659607">
                <text:p>0.363943611659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07779826479475">
                <text:p>0.407779826479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">
                <text:p>0.625</text:p>
              </table:table-cell>
              <table:table-cell office:value-type="float" office:value="0.360133973690971">
                <text:p>0.360133973690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261479005414532">
                <text:p>0.261479005414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852416637929524">
                <text:p>0.085241663792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